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605cm" svg:height="16.51cm" svg:x="3.794cm" svg:y="3.921cm">
          <text:p/>
        </draw:rect>
        <draw:line draw:style-name="gr2" draw:text-style-name="P1" draw:layer="layout" svg:x1="3.794cm" svg:y1="5.953cm" svg:x2="18.399cm" svg:y2="5.953cm">
          <text:p/>
        </draw:line>
        <draw:frame draw:style-name="gr3" draw:layer="layout" svg:width="3.211cm" svg:height="0.963cm" svg:x="8.366cm" svg:y="4.937cm">
          <draw:text-box>
            <text:p>timeHeap</text:p>
          </draw:text-box>
        </draw:frame>
        <draw:frame draw:style-name="gr3" draw:layer="layout" svg:width="10.006cm" svg:height="3.811cm" svg:x="4.937cm" svg:y="6.588cm">
          <draw:text-box>
            <text:p>-txtNumber;ArrayList&lt;E&gt;</text:p>
            <text:p>+current, parent left,right, max; int</text:p>
            <text:p>+temp;E</text:p>
            <text:p/>
            <text:p/>
          </draw:text-box>
        </draw:frame>
        <draw:line draw:style-name="gr2" draw:text-style-name="P1" draw:layer="layout" svg:x1="3.794cm" svg:y1="9.382cm" svg:x2="18.399cm" svg:y2="9.382cm">
          <text:p/>
        </draw:line>
        <draw:frame draw:style-name="gr4" draw:layer="layout" svg:width="5.933cm" svg:height="3.099cm" svg:x="4.81cm" svg:y="10.017cm">
          <draw:text-box>
            <text:p>+timeHeap()</text:p>
            <text:p>+add(E newObject)</text:p>
            <text:p>+remove()</text:p>
            <text:p>+gwtSize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 </meta:initial-creator>
    <meta:creation-date>2019-05-17T21:40:25.23</meta:creation-date>
    <dc:date>2019-05-17T21:43:49.98</dc:date>
    <dc:creator>Cody Murrer </dc:creator>
    <meta:editing-duration>PT3M25S</meta:editing-duration>
    <meta:editing-cycles>1</meta:editing-cycles>
    <meta:document-statistic meta:object-count="6"/>
    <meta:generator>OpenOffice/4.1.6$Win32 OpenOffice.org_project/416m1$Build-9790</meta:generator>
  </office:meta>
</office:document-meta>
</file>